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26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pr1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outline1">
      <style:graphic-properties fo:min-height="11.928cm" loext:decorative="false"/>
      <style:paragraph-properties style:writing-mode="lr-tb"/>
    </style:style>
    <style:style style:name="pr4" style:family="presentation" style:parent-style-name="JTM-title">
      <style:graphic-properties fo:min-height="2.63cm" loext:decorative="false"/>
      <style:paragraph-properties style:writing-mode="lr-tb"/>
    </style:style>
    <style:style style:name="pr5" style:family="presentation" style:parent-style-name="JTM-outline1">
      <style:graphic-properties loext:decorative="false"/>
      <style:paragraph-properties style:writing-mode="lr-tb"/>
    </style:style>
    <style:style style:name="pr6" style:family="presentation" style:parent-style-name="JTM-outline1">
      <style:graphic-properties fo:min-height="11.929cm" loext:decorative="false"/>
      <style:paragraph-properties style:writing-mode="lr-tb"/>
    </style:style>
    <style:style style:name="pr7" style:family="presentation" style:parent-style-name="JTM-title">
      <style:graphic-properties draw:auto-grow-height="true" fo:min-height="2.776cm" loext:decorative="false"/>
      <style:paragraph-properties style:writing-mode="lr-tb"/>
    </style:style>
    <style:style style:name="pr8" style:family="presentation" style:parent-style-name="JTM-title">
      <style:graphic-properties fo:min-height="1.849cm" loext:decorative="false"/>
      <style:paragraph-properties style:writing-mode="lr-tb"/>
    </style:style>
    <style:style style:name="pr9" style:family="presentation" style:parent-style-name="JTM-outline1">
      <style:graphic-properties fo:min-height="16.006cm" loext:decorative="false"/>
      <style:paragraph-properties style:writing-mode="lr-tb"/>
    </style:style>
    <style:style style:name="pr10" style:family="presentation" style:parent-style-name="JTM-title">
      <style:graphic-properties fo:min-height="1.388cm" loext:decorative="false"/>
      <style:paragraph-properties style:writing-mode="lr-tb"/>
    </style:style>
    <style:style style:name="co1" style:family="table-column">
      <style:table-column-properties style:column-width="6.457cm" style:use-optimal-column-width="false"/>
    </style:style>
    <style:style style:name="co2" style:family="table-column">
      <style:table-column-properties style:column-width="13.70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style:font-name="DejaVu Sans Mono1" fo:font-size="32pt" style:font-size-asian="32pt" style:font-size-complex="32pt"/>
    </style:style>
    <style:style style:name="P5" style:family="paragraph">
      <style:paragraph-properties fo:margin-left="1.27cm" fo:margin-right="0cm" fo:margin-top="0.123cm" fo:margin-bottom="0cm" fo:line-height="100%" fo:text-indent="-1.27cm" style:punctuation-wrap="hanging" style:line-break="strict"/>
      <style:text-properties fo:font-size="11.1999998092651pt"/>
    </style:style>
    <style:style style:name="P6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  <style:text-properties style:font-name="DejaVu Sans Mono1" fo:font-size="11.1999998092651pt" style:font-size-asian="15pt" style:font-size-complex="15pt"/>
    </style:style>
    <style:style style:name="P7" style:family="paragraph">
      <style:paragraph-properties fo:margin-left="1.27cm" fo:margin-right="0cm" fo:margin-top="0.123cm" fo:margin-bottom="0cm" fo:line-height="100%" fo:text-indent="-1.27cm" style:punctuation-wrap="hanging" style:line-break="strict"/>
      <style:text-properties fo:font-size="13.5pt"/>
    </style:style>
    <style:style style:name="P8" style:family="paragraph">
      <loext:graphic-properties draw:fill="none" draw:fill-color="#c9ddf1"/>
      <style:paragraph-properties fo:margin-left="1.27cm" fo:margin-right="0cm" fo:margin-top="0.123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9" style:family="paragraph">
      <style:paragraph-properties fo:margin-left="1.27cm" fo:margin-right="0cm" fo:margin-top="0.132cm" fo:margin-bottom="0cm" fo:line-height="100%" fo:text-indent="-1.27cm" style:punctuation-wrap="hanging" style:line-break="strict"/>
      <style:text-properties fo:font-size="13.5pt"/>
    </style:style>
    <style:style style:name="P10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loext:opacity="100%" fo:font-size="13.5pt" style:text-underline-style="none"/>
    </style:style>
    <style:style style:name="P11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ff0000" loext:opacity="100%" fo:font-size="13.5pt" style:text-underline-style="none" fo:font-weight="bold" style:font-weight-asian="bold" style:font-weight-complex="bold"/>
    </style:style>
    <style:style style:name="P12" style:family="paragraph">
      <style:paragraph-properties fo:margin-left="1.27cm" fo:margin-right="0cm" fo:margin-top="0.176cm" fo:margin-bottom="0cm" fo:line-height="100%" fo:text-indent="-1.27cm" style:punctuation-wrap="hanging" style:line-break="strict"/>
      <style:text-properties fo:font-size="13.5pt"/>
    </style:style>
    <style:style style:name="P13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14" style:family="paragraph">
      <loext:graphic-properties draw:fill="none" draw:fill-color="#c9ddf1"/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color="#006600" loext:opacity="100%" fo:font-size="13.5pt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17" style:family="paragraph">
      <loext:graphic-properties draw:fill="none" draw:fill-color="#c9ddf1"/>
      <style:paragraph-properties fo:margin-left="1.27cm" fo:margin-right="0cm" fo:margin-top="0.132cm" fo:margin-bottom="0cm" fo:line-height="100%" fo:text-indent="-1.27cm" style:punctuation-wrap="hanging" style:line-break="strict" style:writing-mode="lr-tb" style:font-independent-line-spacing="true"/>
      <style:text-properties fo:color="#006600" loext:opacity="100%" fo:font-size="13.5pt"/>
    </style:style>
    <style:style style:name="P18" style:family="paragraph">
      <style:paragraph-properties fo:margin-left="1.27cm" fo:margin-right="0cm" fo:line-height="100%" fo:text-indent="-1.27cm"/>
      <style:text-properties fo:font-size="13.5pt"/>
    </style:style>
    <style:style style:name="P19" style:family="paragraph">
      <style:paragraph-properties fo:margin-left="1.27cm" fo:margin-right="0cm" fo:margin-top="0.194cm" fo:margin-bottom="0cm" fo:line-height="100%" fo:text-indent="-1.27cm" style:punctuation-wrap="hanging" style:line-break="strict"/>
      <style:text-properties fo:font-size="13.5pt"/>
    </style:style>
    <style:style style:name="P20" style:family="paragraph">
      <loext:graphic-properties draw:fill="none" draw:fill-color="#c9ddf1"/>
      <style:paragraph-properties fo:margin-left="1.27cm" fo:margin-right="0cm" fo:margin-top="0.194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21" style:family="paragraph">
      <style:paragraph-properties fo:margin-left="1.27cm" fo:margin-right="0cm" fo:margin-top="0.194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3.5pt"/>
    </style:style>
    <style:style style:name="P22" style:family="paragraph">
      <style:text-properties fo:font-size="13.5pt"/>
    </style:style>
    <style:style style:name="P23" style:family="paragraph">
      <style:text-properties fo:font-size="13.5pt" style:font-weight-asian="bold" style:font-weight-complex="bold"/>
    </style:style>
    <style:style style:name="P24" style:family="paragraph">
      <style:text-properties fo:font-size="13.5pt" fo:font-weight="bold" style:font-weight-asian="bold" style:font-weight-complex="bold"/>
    </style:style>
    <style:style style:name="P25" style:family="paragraph">
      <style:paragraph-properties fo:margin-left="1.27cm" fo:margin-right="0cm" fo:margin-top="0.141cm" fo:margin-bottom="0cm" fo:line-height="100%" fo:text-indent="-1.27cm" style:punctuation-wrap="hanging" style:line-break="strict"/>
      <style:text-properties fo:font-size="13.5pt"/>
    </style:style>
    <style:style style:name="P26" style:family="paragraph">
      <loext:graphic-properties draw:fill="none" draw:fill-color="#c9ddf1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  <style:text-properties fo:font-size="13.5pt"/>
    </style:style>
    <style:style style:name="P27" style:family="paragraph">
      <style:paragraph-properties fo:margin-left="1.27cm" fo:margin-right="0cm" fo:margin-top="0.141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3.5pt"/>
    </style:style>
    <style:style style:name="P28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29" style:family="paragraph">
      <style:paragraph-properties fo:margin-left="0cm" fo:margin-right="0cm" fo:margin-top="0.396cm" fo:margin-bottom="0cm" fo:line-height="100%" fo:text-indent="0cm" style:punctuation-wrap="hanging" style:line-break="strict"/>
      <style:text-properties fo:font-size="13.5pt"/>
    </style:style>
    <style:style style:name="P30" style:family="paragraph">
      <loext:graphic-properties draw:fill="none" draw:fill-color="#c9ddf1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P31" style:family="paragraph">
      <style:paragraph-properties fo:margin-left="0cm" fo:margin-right="0cm" fo:line-height="100%" fo:text-indent="0cm" style:punctuation-wrap="hanging" style:line-break="strict"/>
      <style:text-properties fo:font-size="15pt"/>
    </style:style>
    <style:style style:name="P32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5pt" style:font-size-asian="20pt" style:font-size-complex="20pt"/>
    </style:style>
    <style:style style:name="P33" style:family="paragraph">
      <style:paragraph-properties fo:margin-left="0cm" fo:margin-right="0cm" fo:margin-top="0.141cm" fo:margin-bottom="0cm" fo:line-height="100%" fo:text-indent="0cm" style:punctuation-wrap="hanging" style:line-break="strict"/>
      <style:text-properties fo:font-size="13.5pt"/>
    </style:style>
    <style:style style:name="P34" style:family="paragraph">
      <style:paragraph-properties fo:margin-left="0cm" fo:margin-right="0cm" fo:line-height="100%" fo:text-indent="0cm" style:punctuation-wrap="hanging" style:line-break="strict"/>
      <style:text-properties fo:font-size="13.5pt"/>
    </style:style>
    <style:style style:name="P35" style:family="paragraph">
      <loext:graphic-properties draw:fill="none" draw:fill-color="#c9ddf1"/>
      <style:paragraph-properties fo:margin-left="0cm" fo:margin-right="0cm" fo:margin-top="0.141cm" fo:margin-bottom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P36" style:family="paragraph">
      <loext:graphic-properties draw:fill-color="#ffffff"/>
      <style:text-properties fo:font-size="28.1000003814697pt"/>
    </style:style>
    <style:style style:name="P37" style:family="paragraph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bold" style:font-weight-complex="normal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000000" loext:opacity="100%" style:font-name="DejaVu Sans Mono1" fo:font-size="32pt" fo:language="en" fo:country="US" style:font-name-asian="Liberation Mono1" style:font-size-asian="32pt" style:font-size-complex="32pt"/>
    </style:style>
    <style:style style:name="T6" style:family="text">
      <style:text-properties fo:color="#007100" loext:opacity="100%" style:font-name="DejaVu Sans Mono1" fo:font-size="32pt" fo:language="en" fo:country="US" style:font-name-asian="Liberation Mono1" style:font-size-asian="32pt" style:font-size-complex="32pt"/>
    </style:style>
    <style:style style:name="T7" style:family="text">
      <style:text-properties fo:color="#0000cc" loext:opacity="100%" style:font-name="DejaVu Sans Mono1" fo:font-size="32pt" fo:language="en" fo:country="US" style:font-name-asian="Liberation Mono1" style:font-size-asian="32pt" style:font-size-complex="32pt"/>
    </style:style>
    <style:style style:name="T8" style:family="text">
      <style:text-properties fo:color="#0000ff" loext:opacity="100%" fo:language="en" fo:country="US"/>
    </style:style>
    <style:style style:name="T9" style:family="text">
      <style:text-properties fo:color="#ff0000" loext:opacity="100%" fo:language="en" fo:country="US"/>
    </style:style>
    <style:style style:name="T10" style:family="text">
      <style:text-properties fo:color="#00ac00" loext:opacity="100%" fo:language="en" fo:country="US"/>
    </style:style>
    <style:style style:name="T11" style:family="text">
      <style:text-properties fo:color="#ff00ff" loext:opacity="100%" fo:language="en" fo:country="US"/>
    </style:style>
    <style:style style:name="T12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13" style:family="text">
      <style:text-properties fo:color="#ee493c" loext:opacity="100%" style:font-name="Courier New1" fo:font-size="15pt" fo:language="en" fo:country="US" style:text-underline-style="solid" style:text-underline-width="auto" style:text-underline-color="font-color" fo:font-weight="bold" style:font-name-asian="Courier New1" style:font-size-asian="15pt" style:font-weight-asian="bold" style:font-name-complex="Courier New1" style:font-size-complex="15pt" style:font-weight-complex="bold"/>
    </style:style>
    <style:style style:name="T14" style:family="text">
      <style:text-properties fo:color="#ee493c" loext:opacity="100%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15" style:family="text">
      <style:text-properties fo:color="#ff00ff" loext:opacity="100%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16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17" style:family="text">
      <style:text-properties fo:color="#00ac00" loext:opacity="100%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8" style:family="text">
      <style:text-properties fo:color="#531ffb" loext:opacity="100%" style:font-name="Courier New1" fo:font-size="14pt" fo:language="en" fo:country="US" style:text-underline-style="solid" style:text-underline-width="auto" style:text-underline-color="font-color" fo:font-weight="bold" style:font-name-asian="Courier New1" style:font-size-asian="14pt" style:font-weight-asian="bold" style:font-name-complex="Courier New1" style:font-size-complex="14pt" style:font-weight-complex="bold"/>
    </style:style>
    <style:style style:name="T19" style:family="text">
      <style:text-properties fo:color="#531ffb" loext:opacity="100%"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20" style:family="text">
      <style:text-properties fo:color="#006600" loext:opacity="100%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21" style:family="text">
      <style:text-properties fo:color="#ff0000" loext:opacity="100%" style:font-name="Courier New1" fo:font-size="15pt" fo:language="en" fo:country="US" style:text-underline-style="none" fo:font-weight="bold" style:font-name-asian="Courier New1" style:font-size-asian="15pt" style:font-weight-asian="bold" style:font-name-complex="Courier New1" style:font-size-complex="15pt" style:font-weight-complex="bold"/>
    </style:style>
    <style:style style:name="T22" style:family="text">
      <style:text-properties fo:color="#ee493c" loext:opacity="100%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3" style:family="text">
      <style:text-properties fo:color="#006600" loext:opacity="100%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24" style:family="text">
      <style:text-properties fo:color="#006600" loext:opacity="100%" style:font-name="Courier New1" fo:font-size="24pt" fo:language="en" fo:country="US" fo:font-weight="bold" style:font-name-asian="Courier New1" style:font-size-asian="24pt" style:font-weight-asian="bold" style:font-name-complex="Courier New1" style:font-size-complex="24pt" style:font-weight-complex="bold"/>
    </style:style>
    <style:style style:name="T25" style:family="text">
      <style:text-properties fo:color="#006600" loext:opacity="100%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2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ff0000" loext:opacity="100%"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30" style:family="text">
      <style:text-properties style:font-name="Courier New1" fo:font-size="20pt" fo:language="en" fo:country="US" fo:font-weight="bold" style:font-name-asian="Courier New1" style:font-size-asian="20pt" style:font-weight-asian="bold" style:font-name-complex="Courier New1" style:font-size-complex="20pt" style:font-weight-complex="bold"/>
    </style:style>
    <style:style style:name="T31" style:family="text">
      <style:text-properties fo:color="#ff0000" loext:opacity="100%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2" style:family="text">
      <style:text-properties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3" style:family="text">
      <style:text-properties fo:color="#006600" loext:opacity="100%" style:font-name="Courier New1" fo:font-size="22pt" fo:language="en" fo:country="US" fo:font-weight="bold" style:font-name-asian="Courier New1" style:font-size-asian="22pt" style:font-weight-asian="bold" style:font-name-complex="Courier New1" style:font-size-complex="22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7" style:family="text">
      <style:text-properties fo:color="#0000cc" loext:opacity="100%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8" style:family="text">
      <style:text-properties fo:color="#000099" loext:opacity="100%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9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40" style:family="text">
      <style:text-properties fo:color="#000099" loext:opacity="100%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41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2" style:family="text">
      <style:text-properties fo:color="#0000cc" loext:opacity="100%" style:font-name="Courier New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color="#0000cc" loext:opacity="100%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44" style:family="text">
      <style:text-properties fo:language="en" fo:country="US" fo:font-style="italic" style:font-style-asian="italic" style:font-style-complex="italic"/>
    </style:style>
    <style:style style:name="T45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6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fo:language="en" fo:country="US" fo:font-style="normal" style:font-style-asian="normal" style:font-style-complex="normal"/>
    </style:style>
    <style:style style:name="T48" style:family="text">
      <style:text-properties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49" style:family="text">
      <style:text-properties style:font-name="Courier New1" fo:font-size="16pt" fo:language="en" fo:country="US" style:font-name-asian="Courier New1" style:font-size-asian="16pt" style:font-name-complex="Courier New1" style:font-size-complex="16pt"/>
    </style:style>
    <style:style style:name="T50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51" style:family="text">
      <style:text-properties fo:color="#0000cc" loext:opacity="100%"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52" style:family="text">
      <style:text-properties fo:color="#0000cc" loext:opacity="100%" style:font-name="Courier New1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49cm" svg:x="1.4cm" svg:y="7.2cm" presentation:class="title" presentation:user-transformed="true">
          <draw:text-box>
            <text:p><text:span text:style-name="T1">X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Agenda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hat is HTML, XML and XHTML</text:span></text:p>
              </text:list-item>
              <text:list-item>
                <text:p><text:span text:style-name="T1">XML goals</text:span></text:p>
              </text:list-item>
              <text:list-item>
                <text:p><text:span text:style-name="T1">XML syntax and creation rules</text:span></text:p>
              </text:list-item>
              <text:list-item>
                <text:p><text:span text:style-name="T1">XML schema definitions</text:span></text:p>
                <text:list>
                  <text:list-item>
                    <text:p><text:span text:style-name="T1">DTD and XSD</text:span></text:p>
                  </text:list-item>
                </text:list>
              </text:list-item>
              <text:list-item>
                <text:p><text:span text:style-name="T1">XML validation using</text:span></text:p>
                <text:list>
                  <text:list-item>
                    <text:p><text:span text:style-name="T1">DOM and SAX pars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1">Prehistory of XML — HTML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HTML</text:span><text:span text:style-name="T1"> (</text:span><text:span text:style-name="T2">H</text:span><text:span text:style-name="T1">yper-</text:span><text:span text:style-name="T2">T</text:span><text:span text:style-name="T1">ext </text:span><text:span text:style-name="T2">M</text:span><text:span text:style-name="T1">arkup </text:span><text:span text:style-name="T2">L</text:span><text:span text:style-name="T1">anguage) is the standard markup language used to create web pages</text:span></text:p>
              </text:list-item>
              <text:list-item>
                <text:p><text:span text:style-name="T1">Was defined in 1992. <text:s/>as HTML 1.0</text:span></text:p>
              </text:list-item>
              <text:list-item>
                <text:p><text:span text:style-name="T1">Is a plain text document with a specific marks:</text:span></text:p>
                <text:list>
                  <text:list-item>
                    <text:p><text:span text:style-name="T1">&lt;head&gt; , &lt;body&gt; , &lt;h1&gt; , &lt;br&gt; 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</text:span><text:span text:style-name="T1"><text:tab/>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2">XML</text:span><text:span text:style-name="T1"> (e</text:span><text:span text:style-name="T2">X</text:span><text:span text:style-name="T1">tensible </text:span><text:span text:style-name="T2">M</text:span><text:span text:style-name="T1">arkup </text:span><text:span text:style-name="T2">L</text:span><text:span text:style-name="T1">anguage) is a markup language that defines a set of rules for encoding documents in a format which is both human-readable and machine-readable.</text:span></text:p>
              </text:list-item>
              <text:list-item>
                <text:p><text:span text:style-name="T1">Is used to </text:span><text:span text:style-name="T2">store</text:span><text:span text:style-name="T1"> and </text:span><text:span text:style-name="T2">transmit</text:span><text:span text:style-name="T1"> structured data</text:span></text:p>
              </text:list-item>
              <text:list-item>
                <text:p><text:span text:style-name="T1">Also is plain text document with specific marks (tags) to describe document structure</text:span></text:p>
              </text:list-item>
              <text:list-item>
                <text:p><text:span text:style-name="T1">Was developed by </text:span><text:span text:style-name="T2">W3C</text:span><text:span text:style-name="T1">(</text:span><text:span text:style-name="T2">W</text:span><text:span text:style-name="T1">orld </text:span><text:span text:style-name="T2">W</text:span><text:span text:style-name="T1">ide </text:span><text:span text:style-name="T2">W</text:span><text:span text:style-name="T1">eb </text:span><text:span text:style-name="T2">C</text:span><text:span text:style-name="T1">onsortium) to deal with issues of HTML</text:span></text:p>
              </text:list-item>
              <text:list-item>
                <text:p><text:span text:style-name="T3">Retrospectively</text:span><text:span text:style-name="T2"> 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 was introduced as common ancestor of both HTML and X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 goals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Easy to use in the web</text:span></text:p>
              </text:list-item>
              <text:list-item>
                <text:p><text:span text:style-name="T1">Support for different applications</text:span></text:p>
              </text:list-item>
              <text:list-item>
                <text:p><text:span text:style-name="T4">Is subclass of </text:span><text:span text:style-name="T2"><text:s/>SGML</text:span><text:span text:style-name="T1"> (</text:span>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)</text:span></text:p>
              </text:list-item>
              <text:list-item>
                <text:p><text:span text:style-name="T1">Easy to process and use</text:span></text:p>
              </text:list-item>
              <text:list-item>
                <text:p><text:span text:style-name="T1">Minimum set of mandatory features</text:span></text:p>
              </text:list-item>
              <text:list-item>
                <text:p><text:span text:style-name="T1">XML documents should be easy to create</text:span></text:p>
              </text:list-item>
              <text:list-item>
                <text:p><text:span text:style-name="T1">Simplicity over expressiven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 example</text:span></text:p>
          </draw:text-box>
        </draw:frame>
        <draw:frame presentation:style-name="pr5" draw:text-style-name="P4" draw:layer="layout" svg:width="26cm" svg:height="12.3cm" svg:x="0.8cm" svg:y="2.7cm" presentation:class="outline" presentation:user-transformed="true">
          <draw:text-box>
            <text:p text:style-name="P3"><text:span text:style-name="T5">&lt;?xml version="1.0" encoding="UTF-8"?&gt;</text:span><text:span text:style-name="T5"><text:line-break/></text:span><text:span text:style-name="T6">&lt;persons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1"</text:span><text:span text:style-name="T6">&gt;</text:span><text:span text:style-name="T6"><text:line-break/></text:span><text:span text:style-name="T5"> <text:s text:c="7"/></text:span><text:span text:style-name="T6">&lt;name&gt;</text:span><text:span text:style-name="T5">Davi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Gilmour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2"</text:span><text:span text:style-name="T6">&gt;</text:span><text:span text:style-name="T6"><text:line-break/></text:span><text:span text:style-name="T5"> <text:s text:c="7"/></text:span><text:span text:style-name="T6">&lt;name&gt;</text:span><text:span text:style-name="T5">Richard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Wright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5"> <text:s text:c="3"/></text:span><text:span text:style-name="T6">&lt;person</text:span><text:span text:style-name="T5"> </text:span><text:span text:style-name="T7">id=</text:span><text:span text:style-name="T5">"person_3"</text:span><text:span text:style-name="T6">&gt;</text:span><text:span text:style-name="T6"><text:line-break/></text:span><text:span text:style-name="T5"> <text:s text:c="7"/></text:span><text:span text:style-name="T6">&lt;name&gt;</text:span><text:span text:style-name="T5">Nick</text:span><text:span text:style-name="T6">&lt;/name&gt;</text:span><text:span text:style-name="T6"><text:line-break/></text:span><text:span text:style-name="T5"> <text:s text:c="7"/></text:span><text:span text:style-name="T6">&lt;surname&gt;</text:span><text:span text:style-name="T5">Mason</text:span><text:span text:style-name="T6">&lt;/surname&gt;</text:span><text:span text:style-name="T6"><text:line-break/></text:span><text:span text:style-name="T5"> <text:s text:c="3"/></text:span><text:span text:style-name="T6">&lt;/person&gt;</text:span><text:span text:style-name="T6"><text:line-break/></text:span><text:span text:style-name="T6">&lt;/persons&gt;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 appliances</text:span><text:span text:style-name="T1"><text:tab/></text:span>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2">
              <text:list-item>
                <text:p>Storage and transmission of Web content</text:p>
              </text:list-item>
              <text:list-item>
                <text:p>Storage and transmission of structured data</text:p>
              </text:list-item>
              <text:list-item>
                <text:p>Configuration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HTML vs HTML</text:span></text:p>
          </draw:text-box>
        </draw:frame>
        <draw:frame presentation:style-name="pr3" draw:layer="layout" svg:width="26cm" svg:height="12.974cm" svg:x="1.4cm" svg:y="2.476cm" presentation:class="outline" presentation:user-transformed="true">
          <draw:text-box>
            <text:list text:style-name="L2">
              <text:list-item>
                <text:p><text:span text:style-name="T2">XHTML </text:span><text:span text:style-name="T4">is also </text:span><text:span text:style-name="T2">XML</text:span><text:span text:style-name="T4">, </text:span><text:span text:style-name="T2">HTML</text:span><text:span text:style-name="T4"> is not</text:span></text:p>
              </text:list-item>
              <text:list-item>
                <text:p><text:span text:style-name="T4">HTML</text:span></text:p>
                <text:list>
                  <text:list-item>
                    <text:p><text:span text:style-name="T4">Some elements in HTML</text:span><text:span text:style-name="T1"> can skip closing tags</text:span></text:p>
                  </text:list-item>
                  <text:list-item>
                    <text:p><text:span text:style-name="T1">Element names are not case sensitive</text:span></text:p>
                  </text:list-item>
                  <text:list-item>
                    <text:p><text:span text:style-name="T1">Attribute values can be written without quotes</text:span></text:p>
                  </text:list-item>
                </text:list>
              </text:list-item>
              <text:list-item>
                <text:p><text:span text:style-name="T1">XHTML</text:span></text:p>
                <text:list>
                  <text:list-item>
                    <text:p><text:span text:style-name="T1"><text:s/></text:span><text:span text:style-name="T1">XHTML DOCTYPE is mandatory</text:span></text:p>
                  </text:list-item>
                  <text:list-item>
                    <text:p><text:span text:style-name="T1">The xmlns attribute in &lt;html&gt; is mandatory</text:span></text:p>
                  </text:list-item>
                  <text:list-item>
                    <text:p><text:span text:style-name="T1">&lt;html&gt;, &lt;head&gt;, &lt;title&gt;, and &lt;body&gt; are mandatory</text:span></text:p>
                  </text:list-item>
                  <text:list-item>
                    <text:p><text:span text:style-name="T1">XHTML Elements</text:span></text:p>
                    <text:list>
                      <text:list-item>
                        <text:p><text:span text:style-name="T1">XHTML elements must be properly nested</text:span></text:p>
                      </text:list-item>
                      <text:list-item>
                        <text:p><text:span text:style-name="T1">XHTML elements must always be closed</text:span></text:p>
                      </text:list-item>
                      <text:list-item>
                        <text:p><text:span text:style-name="T1">XHTML elements must be in lowercase</text:span></text:p>
                      </text:list-item>
                      <text:list-item>
                        <text:p><text:span text:style-name="T1">XHTML documents must have one root element</text:span></text:p>
                      </text:list-item>
                    </text:list>
                  </text:list-item>
                  <text:list-item>
                    <text:p><text:span text:style-name="T1">XHTML Attributes</text:span></text:p>
                    <text:list>
                      <text:list-item>
                        <text:p><text:span text:style-name="T1">Attribute names must be in lower case</text:span></text:p>
                      </text:list-item>
                      <text:list-item>
                        <text:p><text:span text:style-name="T1">Attribute values must be quoted</text:span></text:p>
                      </text:list-item>
                      <text:list-item>
                        <text:p><text:span text:style-name="T1">Attribute minimization is forb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 content structure</text:span><text:span text:style-name="T1"><text:tab/>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XML content is structured around 3 main types of structure:</text:span></text:p>
                <text:list>
                  <text:list-item>
                    <text:p><text:span text:style-name="T8">Tags</text:span></text:p>
                  </text:list-item>
                  <text:list-item>
                    <text:p><text:span text:style-name="T9">Elements</text:span></text:p>
                  </text:list-item>
                  <text:list-item>
                    <text:p><text:span text:style-name="T10">Attributes</text:span></text:p>
                  </text:list-item>
                  <text:list-item>
                    <text:p><text:span text:style-name="T11">Comments</text:span></text:p>
                  </text:list-item>
                </text:list>
              </text:list-item>
            </text:list>
          </draw:text-box>
        </draw:frame>
        <draw:custom-shape draw:name="Rectangle 5" draw:style-name="gr2" draw:text-style-name="P6" draw:layer="layout" svg:width="10.998cm" svg:height="4.686cm" svg:x="2.275cm" svg:y="10.536cm">
          <text:list text:style-name="L3">
            <text:list-item>
              <text:p text:style-name="P5"><text:span text:style-name="T12">&lt;persons&gt;</text:span></text:p>
              <text:p text:style-name="P5"><text:span text:style-name="T12"><text:s text:c="4"/></text:span><text:span text:style-name="T12">&lt;person id="person_1"&gt;</text:span></text:p>
              <text:p text:style-name="P5"><text:span text:style-name="T12"><text:s text:c="8"/></text:span><text:span text:style-name="T13">&lt;name&gt;David&lt;/name&gt;</text:span></text:p>
              <text:p text:style-name="P5"><text:span text:style-name="T14"><text:s text:c="7"/></text:span><text:span text:style-name="T13">&lt;surname&gt;Gilmour&lt;/surname&gt;</text:span></text:p>
              <text:p text:style-name="P5"><text:span text:style-name="T12"><text:s text:c="4"/></text:span><text:span text:style-name="T12">&lt;/person&gt;</text:span></text:p>
              <text:p text:style-name="P5"><text:span text:style-name="T12">&lt;/persons&gt;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" draw:style-name="gr3" draw:text-style-name="P8" draw:layer="layout" svg:width="10.998cm" svg:height="5.192cm" svg:x="13.674cm" svg:y="10.2cm">
          <text:list text:style-name="L3">
            <text:list-item>
              <text:p text:style-name="P7"><text:span text:style-name="T15">&lt;!-- list of persons --&gt;</text:span></text:p>
            </text:list-item>
            <text:list-item>
              <text:p text:style-name="P7"><text:span text:style-name="T16">&lt;persons&gt;</text:span></text:p>
              <text:p text:style-name="P7"><text:span text:style-name="T16"><text:s text:c="4"/></text:span><text:span text:style-name="T16">&lt;person </text:span><text:span text:style-name="T17">id="person_1"</text:span><text:span text:style-name="T16">&gt;</text:span></text:p>
              <text:p text:style-name="P7"><text:span text:style-name="T16"><text:s text:c="8"/></text:span><text:span text:style-name="T16">&lt;name&gt;David&lt;/name&gt;</text:span></text:p>
              <text:p text:style-name="P7"><text:span text:style-name="T16"><text:s text:c="8"/></text:span><text:span text:style-name="T16">&lt;surname&gt;Gilmour&lt;/surname&gt;</text:span></text:p>
              <text:p text:style-name="P7"><text:span text:style-name="T16"><text:s text:c="4"/></text:span><text:span text:style-name="T16">&lt;/person&gt;</text:span></text:p>
              <text:p text:style-name="P7"><text:span text:style-name="T16">&lt;/persons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8" draw:layer="layout" svg:width="11.006cm" svg:height="4.434cm" svg:x="13.67cm" svg:y="5.738cm">
          <text:list text:style-name="L3">
            <text:list-item>
              <text:p text:style-name="P7"><text:span text:style-name="T18">&lt;persons&gt;</text:span></text:p>
              <text:p text:style-name="P7"><text:span text:style-name="T19"><text:s text:c="4"/></text:span><text:span text:style-name="T18">&lt;person</text:span><text:span text:style-name="T19"> </text:span><text:span text:style-name="T16">id="person_1"</text:span><text:span text:style-name="T18">&gt;</text:span></text:p>
              <text:p text:style-name="P7"><text:span text:style-name="T19"><text:s text:c="8"/></text:span><text:span text:style-name="T18">&lt;name&gt;</text:span><text:span text:style-name="T16">David</text:span><text:span text:style-name="T18">&lt;/name&gt;</text:span></text:p>
              <text:p text:style-name="P7"><text:span text:style-name="T19"><text:s text:c="8"/></text:span><text:span text:style-name="T18">&lt;surname&gt;</text:span><text:span text:style-name="T16">Gilmour</text:span><text:span text:style-name="T18">&lt;/surname&gt;</text:span></text:p>
              <text:p text:style-name="P7"><text:span text:style-name="T19"><text:s text:c="4"/></text:span><text:span text:style-name="T18">&lt;/person&gt;</text:span></text:p>
              <text:p text:style-name="P7"><text:span text:style-name="T18">&lt;/persons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LM rule 1: Root element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XML structure should start with one and only one root element</text:span></text:p>
              </text:list-item>
            </text:list>
          </draw:text-box>
        </draw:frame>
        <draw:custom-shape draw:name="Rectangle 4" draw:style-name="gr5" draw:text-style-name="P10" draw:layer="layout" svg:width="15.548cm" svg:height="3.964cm" svg:x="6.052cm" svg:y="4.999cm">
          <text:list text:style-name="L3">
            <text:list-header>
              <text:p text:style-name="P9"><text:span text:style-name="T20">&lt;?xml version="1.0"?&gt;</text:span></text:p>
              <text:p text:style-name="P9"><text:span text:style-name="T20">&lt;!-- Correct XML document --&gt;</text:span></text:p>
              <text:p text:style-name="P9"><text:span text:style-name="T20">&lt;greeting&gt;</text:span></text:p>
              <text:p text:style-name="P9"><text:span text:style-name="T20">Hello, World!</text:span></text:p>
              <text:p text:style-name="P9"><text:span text:style-name="T20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6" draw:text-style-name="P11" draw:layer="layout" svg:width="15.553cm" svg:height="6.265cm" svg:x="6.1cm" svg:y="8.957cm">
          <text:list text:style-name="L3">
            <text:list-header>
              <text:p text:style-name="P9"><text:span text:style-name="T21">&lt;?xml version="1.0"?&gt;</text:span></text:p>
              <text:p text:style-name="P9"><text:span text:style-name="T21">&lt;!-- Icorrect XML document --&gt;</text:span></text:p>
              <text:p text:style-name="P9"><text:span text:style-name="T21">&lt;greeting&gt;</text:span></text:p>
              <text:p text:style-name="P9"><text:span text:style-name="T21">Hello, World!</text:span></text:p>
              <text:p text:style-name="P9"><text:span text:style-name="T21">&lt;/greeting&gt;</text:span></text:p>
              <text:p text:style-name="P9"><text:span text:style-name="T21">&lt;greeting&gt;</text:span></text:p>
              <text:p text:style-name="P9"><text:span text:style-name="T21">Hola, el Mundo!</text:span></text:p>
              <text:p text:style-name="P9"><text:span text:style-name="T21">&lt;/greeting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 rule 2: tree structure</text:span></text:p>
          </draw:text-box>
        </draw:frame>
        <draw:custom-shape draw:name="Rectangle 5" draw:style-name="gr7" draw:text-style-name="P13" draw:layer="layout" svg:width="17.599cm" svg:height="3.154cm" svg:x="4.4cm" svg:y="7.149cm">
          <text:list text:style-name="L3">
            <text:list-header>
              <text:p text:style-name="P12"><text:span text:style-name="T22">&lt;?xml version="1.0"?&gt;</text:span></text:p>
              <text:p text:style-name="P12"><text:span text:style-name="T22">&lt;!-- Incorrect document --&gt;</text:span></text:p>
              <text:p text:style-name="P12"><text:span text:style-name="T22">&lt;person&gt;&lt;name&gt;Jonh Brown&lt;/person&gt;&lt;/name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8" draw:text-style-name="P13" draw:layer="layout" svg:width="17.599cm" svg:height="5.2cm" svg:x="4.401cm" svg:y="10.349cm">
          <text:list text:style-name="L3">
            <text:list-header>
              <text:p text:style-name="P12"><text:span text:style-name="T22">&lt;?xml version="1.0"?&gt;</text:span></text:p>
              <text:p text:style-name="P12"><text:span text:style-name="T22">&lt;!-- Incorrect document --&gt;</text:span></text:p>
              <text:p text:style-name="P12"><text:span text:style-name="T22">&lt;p&gt;</text:span></text:p>
              <text:p text:style-name="P12"><text:span text:style-name="T22">&lt;b&gt;My name is &lt;i&gt;John Brown&lt;/b&gt;.&lt;/i&gt;</text:span></text:p>
              <text:p text:style-name="P12"><text:span text:style-name="T22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layer="layout" svg:width="24.639cm" svg:height="2.943cm" svg:x="1.4cm" svg:y="2.857cm" presentation:class="outline" presentation:user-transformed="true">
          <draw:text-box>
            <text:list text:style-name="L2">
              <text:list-item>
                <text:p><text:span text:style-name="T1">XML elements should form correct tree-like structure</text:span></text:p>
              </text:list-item>
            </text:list>
          </draw:text-box>
        </draw:frame>
        <draw:custom-shape draw:name="Rectangle 5" draw:style-name="gr9" draw:text-style-name="P14" draw:layer="layout" svg:width="17.599cm" svg:height="3.154cm" svg:x="4.4cm" svg:y="3.899cm">
          <text:list text:style-name="L3">
            <text:list-header>
              <text:p text:style-name="P12"><text:span text:style-name="T23">&lt;?xml version="1.0"?&gt;</text:span></text:p>
              <text:p text:style-name="P12"><text:span text:style-name="T23">&lt;!-- Correct document --&gt;</text:span></text:p>
              <text:p text:style-name="P12"><text:span text:style-name="T23">&lt;person&gt;&lt;name&gt;Jonh Brown&lt;/name&gt;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XML rule 3: mandatory closing tags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Closing tags are mandatory for XML</text:span><text:span text:style-name="T1"><text:line-break/></text:span><text:span text:style-name="T1"/></text:p>
                <text:p><text:span text:style-name="T1"/></text:p>
                <text:p><text:span text:style-name="T1"/></text:p>
              </text:list-item>
              <text:list-item>
                <text:p text:style-name="P15"><text:span text:style-name="T1">Empty tag can be shortened in form</text:span><text:span text:style-name="T1"><text:line-break/></text:span><text:span text:style-name="T24">&lt;tag_name_of_empty_element /&gt;</text:span></text:p>
                <text:list>
                  <text:list-item>
                    <text:p><text:span text:style-name="T1">For compatibility with old software, space before slash can be used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Empty element could have attributes, e.g.:<text:span text:style-name="T2"><text:line-break/></text:span><text:span text:style-name="T24">&lt;empty_element someAttribute="some value"/&gt;</text:span></text:p>
                  </text:list-item>
                </text:list>
              </text:list-item>
            </text:list>
          </draw:text-box>
        </draw:frame>
        <draw:custom-shape draw:name="Rectangle 5" draw:style-name="gr10" draw:text-style-name="P16" draw:layer="layout" svg:width="14.75cm" svg:height="3.197cm" svg:x="4cm" svg:y="3.855cm">
          <text:list text:style-name="L3">
            <text:list-header>
              <text:p text:style-name="P9"><text:span text:style-name="T14">&lt;!-- Incorrect XML --&gt;</text:span></text:p>
              <text:p text:style-name="P9"><text:span text:style-name="T14">&lt;p&gt;My name is John Brown</text:span></text:p>
              <text:p text:style-name="P9"><text:span text:style-name="T14">&lt;p&gt;I am 25 years old</text:span></text:p>
              <text:p text:style-name="P9"><text:span text:style-name="T14">&lt;p&gt;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17" draw:layer="layout" svg:width="14.799cm" svg:height="3.197cm" svg:x="3.801cm" svg:y="10.205cm">
          <text:list text:style-name="L3">
            <text:list-header>
              <text:p text:style-name="P9"><text:span text:style-name="T25">&lt;!-- Three equivalent break elements --&gt;</text:span></text:p>
              <text:p text:style-name="P9"><text:span text:style-name="T25">&lt;br&gt;&lt;/br&gt;</text:span></text:p>
              <text:p text:style-name="P9"><text:span text:style-name="T25">&lt;br /&gt;</text:span></text:p>
              <text:p text:style-name="P9"><text:span text:style-name="T25">&lt;br/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rule 4: case sensitivity</text:span></text:p>
          </draw:text-box>
        </draw:frame>
        <draw:frame presentation:style-name="pr3" draw:layer="layout" svg:width="24.639cm" svg:height="4.8cm" svg:x="1.361cm" svg:y="3cm" presentation:class="outline" presentation:user-transformed="true">
          <draw:text-box>
            <text:list text:style-name="L2">
              <text:list-item>
                <text:p><text:span text:style-name="T4">In </text:span><text:span text:style-name="T2">HTML</text:span><text:span text:style-name="T1"> </text:span><text:span text:style-name="T26">&lt;h1&gt;</text:span><text:span text:style-name="T1"> and </text:span><text:span text:style-name="T26">&lt;H1&gt;</text:span><text:span text:style-name="T1"> is the same tag</text:span><text:span text:style-name="T1"><text:line-break/></text:span><text:span text:style-name="T1">(although is not recommended)</text:span></text:p>
              </text:list-item>
              <text:list-item>
                <text:p><text:span text:style-name="T1">In </text:span><text:span text:style-name="T2">XML</text:span><text:span text:style-name="T1"> </text:span><text:span text:style-name="T26">&lt;h1&gt;</text:span><text:span text:style-name="T1"> and </text:span><text:span text:style-name="T26">&lt;H1&gt; </text:span><text:span text:style-name="T27">are two </text:span><text:span text:style-name="T28">different tags</text:span></text:p>
              </text:list-item>
            </text:list>
          </draw:text-box>
        </draw:frame>
        <draw:custom-shape draw:name="Rectangle 4" draw:style-name="gr12" draw:text-style-name="P13" draw:layer="layout" svg:width="14.151cm" svg:height="8.94cm" svg:x="6.849cm" svg:y="6.46cm">
          <text:list text:style-name="L3">
            <text:list-header>
              <text:p text:style-name="P12"><text:span text:style-name="T29">&lt;!-- Incorrect XML --&gt;</text:span></text:p>
              <text:p text:style-name="P12"><text:span text:style-name="T29">&lt;PERSON&gt;</text:span></text:p>
              <text:p text:style-name="P12"><text:span text:style-name="T29">Elements are case sensitive</text:span></text:p>
              <text:p text:style-name="P12"><text:span text:style-name="T29">&lt;/person&gt;</text:span></text:p>
              <text:p text:style-name="P12"><text:span text:style-name="T30"/></text:p>
              <text:p text:style-name="P12"><text:span text:style-name="T23">&lt;!-- Correct XML --&gt;</text:span></text:p>
              <text:p text:style-name="P12"><text:span text:style-name="T23">&lt;person&gt;</text:span></text:p>
            </text:list-header>
          </text:list>
          <text:list text:style-name="L4">
            <text:list-header>
              <text:p text:style-name="P18"><text:span text:style-name="T23">Elements are case sensitive </text:span></text:p>
              <text:p text:style-name="P18"><text:span text:style-name="T23">&lt;/person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776cm" svg:x="1.4cm" svg:y="0.164cm" presentation:class="title" presentation:user-transformed="true">
          <draw:text-box>
            <text:p><text:span text:style-name="T1">XML rule 5: quoted attribute values</text:span></text:p>
          </draw:text-box>
        </draw:frame>
        <draw:frame presentation:style-name="pr3" draw:layer="layout" svg:width="24.639cm" svg:height="11.9cm" svg:x="1.4cm" svg:y="3.15cm" presentation:class="outline" presentation:user-transformed="true">
          <draw:text-box>
            <text:list text:style-name="L2">
              <text:list-item>
                <text:p><text:span text:style-name="T1">Attrubutes should have values</text:span></text:p>
              </text:list-item>
              <text:list-item>
                <text:p><text:span text:style-name="T1">Values should be quoted with either single or double qotes</text:span></text:p>
              </text:list-item>
            </text:list>
          </draw:text-box>
        </draw:frame>
        <draw:custom-shape draw:name="Rectangle 4" draw:style-name="gr13" draw:text-style-name="P20" draw:layer="layout" svg:width="16.33cm" svg:height="5.692cm" svg:x="5.67cm" svg:y="7.649cm">
          <text:list text:style-name="L3">
            <text:list-header>
              <text:p text:style-name="P19"><text:span text:style-name="T31">&lt;!-- Incorrect XML --&gt;</text:span></text:p>
              <text:p text:style-name="P19"><text:span text:style-name="T31">&lt;ol compact&gt;</text:span></text:p>
              <text:p text:style-name="P19"><text:span text:style-name="T32"/></text:p>
              <text:p text:style-name="P19"><text:span text:style-name="T33">&lt;!-- Correct XML --&gt;</text:span></text:p>
              <text:p text:style-name="P19"><text:span text:style-name="T33">&lt;ol compact="yes"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XML declaration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Most of </text:span><text:span text:style-name="T2">XML</text:span><text:span text:style-name="T1"> documents start with XML declaration which provides meta-info about document:</text:span></text:p>
                <text:list>
                  <text:list-item>
                    <text:p><text:span text:style-name="T1">It clearly states that it is XML</text:span></text:p>
                  </text:list-item>
                  <text:list-item>
                    <text:p><text:span text:style-name="T1">It clearly states encoding of non-Latin characters</text:span></text:p>
                  </text:list-item>
                </text:list>
              </text:list-item>
              <text:list-item>
                <text:p><text:span text:style-name="T4">XML </text:span><text:span text:style-name="T1">declaration s not mandatory but is recommended</text:span><text:span text:style-name="T1"><text:line-break/></text:span><text:span text:style-name="T1"/></text:p>
              </text:list-item>
            </text:list>
          </draw:text-box>
        </draw:frame>
        <draw:custom-shape draw:name="Rectangle 4" draw:style-name="gr14" draw:text-style-name="P20" draw:layer="layout" svg:width="20.145cm" svg:height="2.317cm" svg:x="4.255cm" svg:y="11.162cm">
          <text:list text:style-name="L3">
            <text:list-header>
              <text:p text:style-name="P19"><text:span text:style-name="T32">&lt;?xml version="1.0" </text:span></text:p>
              <text:p text:style-name="P21"><text:span text:style-name="T32"><text:tab/></text:span><text:span text:style-name="T32">encoding="UTF-8" standalone="no"?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Definition of XML structure 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Structure of XML elements should be definded</text:span></text:p>
              </text:list-item>
              <text:list-item>
                <text:p><text:span text:style-name="T1">Definition of XML structure is usually defined in XML schema, using two formats:</text:span></text:p>
                <text:list>
                  <text:list-item>
                    <text:p><text:span text:style-name="T2">DTD — document type definition</text:span></text:p>
                  </text:list-item>
                  <text:list-item>
                    <text:p><text:span text:style-name="T2">XSD — XML Schema Defini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Ecsape sequences</text:p>
          </draw:text-box>
        </draw:frame>
        <draw:frame presentation:style-name="pr9" draw:layer="layout" svg:width="25.4cm" svg:height="4.493cm" svg:x="1.4cm" svg:y="2.857cm" presentation:class="outline" presentation:user-transformed="true">
          <draw:text-box>
            <text:list text:style-name="L5">
              <text:list-item>
                <text:p>There may be data containing <text:span text:style-name="T34">&lt;</text:span>, <text:span text:style-name="T34">&gt;</text:span> in elements</text:p>
              </text:list-item>
              <text:list-item>
                <text:p>Or attribute values can contain <text:span text:style-name="T34">" </text:span>in them;</text:p>
              </text:list-item>
              <text:list-item>
                <text:p>To "escape" them, HTML escaping rules are used</text:p>
                <text:p/>
                <text:p/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5" draw:layer="layout" svg:width="20.164cm" svg:height="7.514cm" svg:x="4.508cm" svg:y="7.2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2">Character</text:p>
              </table:table-cell>
              <table:table-cell>
                <text:p text:style-name="P22">Escape sequence (one or another)</text:p>
              </table:table-cell>
            </table:table-row>
            <table:table-row table:style-name="ro1" table:default-cell-style-name="ce1">
              <table:table-cell>
                <text:p text:style-name="P23"><text:span text:style-name="T34">"</text:span></text:p>
              </table:table-cell>
              <table:table-cell>
                <text:p text:style-name="P24"><text:span text:style-name="T34">&amp;#34;</text:span><text:span text:style-name="T35"> or </text:span><text:span text:style-name="T34">&amp;quot;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34">&amp;</text:span></text:p>
              </table:table-cell>
              <table:table-cell>
                <text:p text:style-name="P24"><text:span text:style-name="T34">&amp;#38;</text:span><text:span text:style-name="T35"> or </text:span><text:span text:style-name="T34">&amp;amp;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34">&lt;</text:span></text:p>
              </table:table-cell>
              <table:table-cell>
                <text:p text:style-name="P24"><text:span text:style-name="T34">&amp;#60;</text:span><text:span text:style-name="T35"> or </text:span><text:span text:style-name="T34">&amp;lt;</text:span></text:p>
              </table:table-cell>
            </table:table-row>
            <table:table-row table:style-name="ro1" table:default-cell-style-name="ce1">
              <table:table-cell>
                <text:p text:style-name="P23"><text:span text:style-name="T34">&gt;</text:span></text:p>
              </table:table-cell>
              <table:table-cell>
                <text:p text:style-name="P24"><text:span text:style-name="T34">&amp;#62;</text:span><text:span text:style-name="T35"> or </text:span><text:span text:style-name="T34">&amp;gt;</text:span></text:p>
              </table:table-cell>
            </table:table-row>
            <table:table-row table:style-name="ro1">
              <table:table-cell table:style-name="ce1">
                <text:p text:style-name="P23">Single byte character</text:p>
              </table:table-cell>
              <table:table-cell table:style-name="gray2">
                <text:p text:style-name="P22"><text:span text:style-name="T34">&amp;#111;</text:span> where <text:span text:style-name="T34">111</text:span> is decimal code of character</text:p>
              </table:table-cell>
            </table:table-row>
            <table:table-row table:style-name="ro2">
              <table:table-cell table:style-name="ce1">
                <text:p text:style-name="P23">Multibyte character</text:p>
              </table:table-cell>
              <table:table-cell table:style-name="gray1">
                <text:p text:style-name="P22"><text:span text:style-name="T34">&amp;#xAAAA;</text:span> where <text:span text:style-name="T34">AAAA</text:span> is hexadecimal code of Unicode charact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TD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1">DTD </text:span><text:span text:style-name="T4">document type definition was first format for definition of XML structure</text:span></text:p>
              </text:list-item>
              <text:list-item>
                <text:p><text:span text:style-name="T2">DTD</text:span><text:span text:style-name="T1"> </text:span><text:span text:style-name="T2">is not XML</text:span></text:p>
              </text:list-item>
            </text:list>
          </draw:text-box>
        </draw:frame>
        <draw:custom-shape draw:name="Rectangle 4" draw:style-name="gr16" draw:text-style-name="P26" draw:layer="layout" svg:width="21.003cm" svg:height="7.482cm" svg:x="3.47cm" svg:y="6.8cm">
          <text:list text:style-name="L3">
            <text:list-header>
              <text:p text:style-name="P25"><text:span text:style-name="T36">&lt;!-- address.dtd --&gt;</text:span></text:p>
              <text:p text:style-name="P25"><text:span text:style-name="T36">&lt;!ELEMENT address (name, street, city, postal-code)&gt;</text:span></text:p>
              <text:p text:style-name="P25"><text:span text:style-name="T36">&lt;!ELEMENT name (title? first-name, last-name)&gt;</text:span></text:p>
              <text:p text:style-name="P25"><text:span text:style-name="T36">&lt;!ELEMENT title (#PCDATA)&gt;</text:span></text:p>
              <text:p text:style-name="P25"><text:span text:style-name="T36">&lt;!ELEMENT first-name (#PCDATA)&gt;</text:span></text:p>
              <text:p text:style-name="P25"><text:span text:style-name="T36">&lt;!ELEMENT last-name (#PCDATA)&gt;</text:span></text:p>
              <text:p text:style-name="P25"><text:span text:style-name="T36">&lt;!ELEMENT street (#PCDATA)&gt;</text:span></text:p>
              <text:p text:style-name="P25"><text:span text:style-name="T36">&lt;!ELEMENT city (#PCDATA)&gt;</text:span></text:p>
              <text:p text:style-name="P25"><text:span text:style-name="T36">&lt;!ELEMENT postal-code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DTD</text:span></text:p>
          </draw:text-box>
        </draw:frame>
        <draw:frame presentation:style-name="pr3" draw:layer="layout" svg:width="24.639cm" svg:height="12.192cm" svg:x="1.4cm" svg:y="2.857cm" presentation:class="outline">
          <draw:text-box>
            <text:list text:style-name="L2">
              <text:list-item>
                <text:p><text:span text:style-name="T2">XML</text:span><text:span text:style-name="T1"> can have reference to DTD schema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2">XHTML</text:span><text:span text:style-name="T1"> frequently refer to w3c schema:</text:span></text:p>
              </text:list-item>
            </text:list>
          </draw:text-box>
        </draw:frame>
        <draw:custom-shape draw:name="Text Box 4" draw:style-name="gr17" draw:text-style-name="P26" draw:layer="layout" svg:width="18.536cm" svg:height="2.574cm" svg:x="3.034cm" svg:y="5.249cm">
          <text:list text:style-name="L7">
            <text:list-header>
              <text:p text:style-name="P25"><text:span text:style-name="T36">&lt;?xml version="1.1"&gt;</text:span></text:p>
              <text:p text:style-name="P25"><text:span text:style-name="T36">&lt;!DOCTYPE </text:span><text:span text:style-name="T37">persons</text:span><text:span text:style-name="T36"> </text:span></text:p>
              <text:p text:style-name="P27"><text:span text:style-name="T36"><text:tab/></text:span><text:span text:style-name="T36">SYSTEM "</text:span><text:span text:style-name="T38">http://www.music.com/persons.dtd"</text:span><text:span text:style-name="T3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26" draw:layer="layout" svg:width="24.294cm" svg:height="2.574cm" svg:x="1.993cm" svg:y="10.86cm">
          <text:list text:style-name="L7">
            <text:list-header>
              <text:p text:style-name="P25"><text:span text:style-name="T39">&lt;!DOCTYPE html </text:span></text:p>
              <text:p text:style-name="P27"><text:span text:style-name="T36"><text:tab/></text:span><text:span text:style-name="T39">PUBLIC "-//W3C//DTD XHTML 1.0 Transitional//EN" </text:span></text:p>
              <text:p text:style-name="P27"><text:span text:style-name="T36"><text:tab/></text:span><text:span text:style-name="T39">"</text:span><text:span text:style-name="T40">http://www.w3.org/TR/xhtml1/DTD/xhtml1-transitional.dtd</text:span><text:span text:style-name="T39">"&gt;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DTD elements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p text:style-name="P28"><text:span text:style-name="T41">&lt;!ELEMENT </text:span><text:span text:style-name="T42">element-name</text:span><text:span text:style-name="T43"> </text:span><text:span text:style-name="T42">content-model</text:span><text:span text:style-name="T41">&gt;</text:span></text:p>
            <text:p text:style-name="P28"><text:span text:style-name="T41"/></text:p>
            <text:p text:style-name="P28"><text:span text:style-name="T41"/></text:p>
            <text:list text:style-name="L2">
              <text:list-item>
                <text:p><text:span text:style-name="T44">element-name</text:span><text:span text:style-name="T1"> defines name of the element</text:span></text:p>
              </text:list-item>
              <text:list-item>
                <text:p><text:span text:style-name="T44">content-model </text:span><text:span text:style-name="T1">defines content type and structure of the el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Main DTD constructs</text:p>
          </draw:text-box>
        </draw:frame>
        <draw:frame presentation:style-name="pr3" draw:layer="layout" svg:width="24.63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An element type declaration defines an element and its possible content with following syntax:</text:span></text:p>
                <text:list>
                  <text:list-item>
                    <text:p><text:span text:style-name="T2">EMPTY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element can be empty</text:span></text:p>
                  </text:list-item>
                  <text:list-item>
                    <text:p><text:span text:style-name="T2">ANY</text:span><text:span text:style-name="T2"><text:tab/></text:span><text:span text:style-name="T1"><text:tab/></text:span><text:span text:style-name="T1"><text:tab/></text:span><text:span text:style-name="T1"><text:tab/></text:span><text:span text:style-name="T1"><text:tab/></text:span><text:span text:style-name="T1">element can contain any content</text:span></text:p>
                  </text:list-item>
                  <text:list-item>
                    <text:p><text:span text:style-name="T2">element name</text:span><text:span text:style-name="T1"><text:tab/></text:span><text:span text:style-name="T1">element name</text:span></text:p>
                  </text:list-item>
                  <text:list-item>
                    <text:p><text:span text:style-name="T2">,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equence list</text:span></text:p>
                  </text:list-item>
                  <text:list-item>
                    <text:p><text:span text:style-name="T2">|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</text:span></text:p>
                  </text:list-item>
                  <text:list-item>
                    <text:p><text:span text:style-name="T2">?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ptional</text:span></text:p>
                  </text:list-item>
                  <text:list-item>
                    <text:p><text:span text:style-name="T2">*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ro or more repetitions</text:span></text:p>
                  </text:list-item>
                  <text:list-item>
                    <text:p><text:span text:style-name="T2">+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4">one or more repeti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TD example</text:span></text:p>
          </draw:text-box>
        </draw:frame>
        <draw:custom-shape draw:name="Rectangle 72" draw:style-name="gr19" draw:text-style-name="P30" draw:layer="layout" svg:width="22.064cm" svg:height="6.813cm" svg:x="2.936cm" svg:y="4.583cm">
          <text:list text:style-name="L4">
            <text:list-header>
              <text:p text:style-name="P29"><text:span text:style-name="T45">&lt;!ELEMENT persons (person</text:span><text:span text:style-name="T46">+</text:span><text:span text:style-name="T45">)&gt;</text:span></text:p>
              <text:p text:style-name="P29"><text:span text:style-name="T45">&lt;!ELEMENT person (name, </text:span><text:span text:style-name="T46">surname, </text:span><text:span text:style-name="T45">birthdate?, </text:span><text:span text:style-name="T46">address*</text:span><text:span text:style-name="T45">)&gt;</text:span></text:p>
              <text:p text:style-name="P29"><text:span text:style-name="T45">&lt;!ELEMENT name (#PCDATA)&gt;</text:span></text:p>
              <text:p text:style-name="P29"><text:span text:style-name="T45">&lt;!ELEMENT </text:span><text:span text:style-name="T46">sur</text:span><text:span text:style-name="T45">name (#PCDATA)&gt;</text:span></text:p>
              <text:p text:style-name="P29"><text:span text:style-name="T45">&lt;!ELEMENT birthdate (#PCDATA)&gt;</text:span></text:p>
              <text:p text:style-name="P29"><text:span text:style-name="T45">&lt;!ELEMENT </text:span><text:span text:style-name="T46">address</text:span><text:span text:style-name="T45"> (#PCDATA)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ML Schema Definition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XML Schema Definition (XSD) </text:span><text:span text:style-name="T4">is newer standard for definition of XML structure</text:span></text:p>
              </text:list-item>
              <text:list-item>
                <text:p><text:span text:style-name="T2">XSD</text:span><text:span text:style-name="T1"> benefits over </text:span><text:span text:style-name="T2">DTD</text:span><text:span text:style-name="T1">:</text:span></text:p>
                <text:list>
                  <text:list-item>
                    <text:p><text:span text:style-name="T2">XSD</text:span><text:span text:style-name="T1"> is also </text:span><text:span text:style-name="T2">XML</text:span></text:p>
                  </text:list-item>
                  <text:list-item>
                    <text:p><text:span text:style-name="T2">XSD</text:span><text:span text:style-name="T1"> supports data types </text:span><text:span text:style-name="T47">(integer,string,</text:span><text:span text:style-name="T27">URL</text:span><text:span text:style-name="T47">,date, time, float)</text:span></text:p>
                  </text:list-item>
                  <text:list-item>
                    <text:p><text:span text:style-name="T2">XSD </text:span><text:span text:style-name="T1">can be extended</text:span><text:span text:style-name="T47"> (so custom types can be introduced as specialization of more general types)</text:span></text:p>
                  </text:list-item>
                  <text:list-item>
                    <text:p><text:span text:style-name="T2">XSD</text:span><text:span text:style-name="T1"> is more expressiv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XSD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XML</text:span><text:span text:style-name="T1"> schema is declaration of </text:span><text:span text:style-name="T2">XML</text:span><text:span text:style-name="T1"> structure and file extension is usually</text:span><text:span text:style-name="T28"> .xsd </text:span></text:p>
              </text:list-item>
            </text:list>
          </draw:text-box>
        </draw:frame>
        <draw:custom-shape draw:name="Text Box 7" draw:style-name="gr20" draw:text-style-name="P32" draw:layer="layout" svg:width="27.172cm" svg:height="8.731cm" svg:x="0.428cm" svg:y="5.85cm">
          <text:list text:style-name="L4">
            <text:list-item>
              <text:p text:style-name="P31"><text:span text:style-name="T48">&lt;xsd:schema xmlns:xsd="http://www.w3.org/2001/XMLSchema"&gt;</text:span></text:p>
              <text:p text:style-name="P31"><text:span text:style-name="T48"><text:s text:c="4"/></text:span><text:span text:style-name="T48">&lt;xsd:element name="country" type="Country"/&gt;</text:span></text:p>
              <text:p text:style-name="P31"><text:span text:style-name="T48"><text:s text:c="4"/></text:span><text:span text:style-name="T48">&lt;xsd:complexType name="Country"&gt;</text:span></text:p>
              <text:p text:style-name="P31"><text:span text:style-name="T48"><text:s text:c="8"/></text:span><text:span text:style-name="T48">&lt;xsd:sequence&gt;</text:span></text:p>
              <text:p text:style-name="P31"><text:span text:style-name="T48"><text:s text:c="12"/></text:span><text:span text:style-name="T48">&lt;xsd:element name="name" type="xsd:string"/&gt;</text:span></text:p>
              <text:p text:style-name="P31"><text:span text:style-name="T48"><text:s text:c="12"/></text:span><text:span text:style-name="T48">&lt;xsd:element name="population" type="xsd:decimal"/&gt;</text:span></text:p>
              <text:p text:style-name="P31"><text:span text:style-name="T48"><text:s text:c="8"/></text:span><text:span text:style-name="T48">&lt;/xsd:sequence&gt;</text:span></text:p>
              <text:p text:style-name="P31"><text:span text:style-name="T48"><text:s text:c="4"/></text:span><text:span text:style-name="T48">&lt;/xsd:complexType&gt;</text:span></text:p>
              <text:p text:style-name="P31"><text:span text:style-name="T48">&lt;/xsd:schema&gt;</text:span></text:p>
              <text:p text:style-name="P31"><text:span text:style-name="T4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8cm" presentation:class="title">
          <draw:text-box>
            <text:p><text:span text:style-name="T1">Example: persons.xsd</text:span></text:p>
          </draw:text-box>
        </draw:frame>
        <draw:custom-shape draw:name="Rectangle 4" draw:style-name="gr21" draw:text-style-name="P16" draw:layer="layout" svg:width="24.6cm" svg:height="13.036cm" svg:x="2cm" svg:y="2.05cm">
          <text:list text:style-name="L3">
            <text:list-header>
              <text:p text:style-name="P9"><text:span text:style-name="T12">&lt;?xml version="1.0" encoding="UTF-8"?&gt;</text:span></text:p>
              <text:p text:style-name="P9"><text:span text:style-name="T12">&lt;xsd:schema xmlns:xsd="http://www.w3.org/2001/XMLSchema" elementFormDefault="qualified"&gt;</text:span></text:p>
              <text:p text:style-name="P9"><text:span text:style-name="T12"><text:s text:c="4"/></text:span><text:span text:style-name="T12">&lt;xsd:element name="persons" type="personType"/&gt;</text:span></text:p>
              <text:p text:style-name="P9"><text:span text:style-name="T12"><text:s text:c="4"/></text:span><text:span text:style-name="T12">&lt;xsd:complexType name="personType"&gt;</text:span></text:p>
              <text:p text:style-name="P9"><text:span text:style-name="T12"><text:s text:c="8"/></text:span><text:span text:style-name="T12">&lt;xsd:sequence maxOccurs="unbounded"&gt;</text:span></text:p>
              <text:p text:style-name="P9"><text:span text:style-name="T12"><text:s text:c="12"/></text:span><text:span text:style-name="T12">&lt;xsd:element name="person" type="personType"/&gt;</text:span></text:p>
              <text:p text:style-name="P9"><text:span text:style-name="T12"><text:s text:c="8"/></text:span><text:span text:style-name="T12">&lt;/xsd:sequence&gt;</text:span></text:p>
              <text:p text:style-name="P9"><text:span text:style-name="T12"><text:s text:c="4"/></text:span><text:span text:style-name="T12">&lt;/xsd:complexType&gt;</text:span></text:p>
              <text:p text:style-name="P9"><text:span text:style-name="T12"><text:s text:c="4"/></text:span><text:span text:style-name="T12">&lt;xsd:complexType name="personType"&gt;</text:span></text:p>
              <text:p text:style-name="P9"><text:span text:style-name="T12"><text:s text:c="8"/></text:span><text:span text:style-name="T12">&lt;xsd:sequence&gt;</text:span></text:p>
              <text:p text:style-name="P9"><text:span text:style-name="T12"><text:s text:c="12"/></text:span><text:span text:style-name="T12">&lt;xsd:element name="name" type="xsd:string"/&gt;</text:span></text:p>
              <text:p text:style-name="P9"><text:span text:style-name="T12"><text:s text:c="12"/></text:span><text:span text:style-name="T12">&lt;xsd:element name="surname" type="xsd:string"/&gt;</text:span></text:p>
              <text:p text:style-name="P9"><text:span text:style-name="T12"><text:s text:c="8"/></text:span><text:span text:style-name="T12">&lt;/xsd:sequence&gt;</text:span></text:p>
              <text:p text:style-name="P9"><text:span text:style-name="T12"><text:s text:c="8"/></text:span><text:span text:style-name="T12">&lt;xsd:attribute name="id" type="xsd:string"/&gt;</text:span></text:p>
              <text:p text:style-name="P9"><text:span text:style-name="T12"><text:s text:c="4"/></text:span><text:span text:style-name="T12">&lt;/xsd:complexType&gt;</text:span></text:p>
              <text:p text:style-name="P9"><text:span text:style-name="T12">&lt;/xsd:schema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388cm" svg:x="1.401cm" svg:y="0.69cm" presentation:class="title" presentation:user-transformed="true">
          <draw:text-box>
            <text:p>Referring to XSD in XML</text:p>
          </draw:text-box>
        </draw:frame>
        <draw:frame presentation:style-name="pr3" draw:layer="layout" svg:width="24.639cm" svg:height="9.134cm" svg:x="1cm" svg:y="2.7cm" presentation:class="outline" presentation:user-transformed="true">
          <draw:text-box>
            <text:list text:style-name="L2">
              <text:list-item>
                <text:p><text:span text:style-name="T1">To declare, that persons.xml uses XSD schema persons.xsd following lines should be added into XML:</text:span></text:p>
              </text:list-item>
            </text:list>
          </draw:text-box>
        </draw:frame>
        <draw:custom-shape draw:name="Rectangle 4" draw:style-name="gr22" draw:text-style-name="P26" draw:layer="layout" svg:width="21.713cm" svg:height="5.028cm" svg:x="3.392cm" svg:y="4.649cm">
          <text:list text:style-name="L3">
            <text:list-header>
              <text:p text:style-name="P25"><text:span text:style-name="T36">&lt;?xml version="1.0" encoding="UTF-8"?&gt;</text:span></text:p>
              <text:p text:style-name="P25"><text:span text:style-name="T49">&lt;!–- schema is located in the same folder --&gt;</text:span></text:p>
              <text:p text:style-name="P25"><text:span text:style-name="T36">&lt;persons </text:span><text:span text:style-name="T37">xmlns:xsi="http://www.w3.org/2001/XMLSchema-instance"</text:span></text:p>
              <text:p text:style-name="P27"><text:span text:style-name="T36"><text:s/></text:span><text:span text:style-name="T36"><text:tab/></text:span><text:span text:style-name="T36"><text:tab/></text:span><text:span text:style-name="T37">xsi:noNamespaceSchemaLocation="persons.xsd"</text:span><text:span text:style-name="T36">&gt;</text:span></text:p>
              <text:p text:style-name="P25"><text:span text:style-name="T36">. . .</text:span></text:p>
              <text:p text:style-name="P25"><text:span text:style-name="T36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35" draw:layer="layout" svg:width="21.838cm" svg:height="5.282cm" svg:x="3.223cm" svg:y="10.099cm">
          <text:list text:style-name="L3">
            <text:list-header>
              <text:p text:style-name="P33"><text:span text:style-name="T36">&lt;?xml version="1.0" encoding="UTF-8"?&gt;</text:span></text:p>
            </text:list-header>
          </text:list>
          <text:list text:style-name="L4">
            <text:list-header>
              <text:p text:style-name="P34"><text:span text:style-name="T49">&lt;!–- schema location specified as URL --&gt;</text:span></text:p>
              <text:p text:style-name="P34"><text:span text:style-name="T50">&lt;persons </text:span><text:span text:style-name="T51">xmlns:xsi="http://www.w3.org/2001/XMLSchema-instance" </text:span></text:p>
            </text:list-header>
          </text:list>
          <text:list text:style-name="L8">
            <text:list-header>
              <text:p text:style-name="P34"><text:span text:style-name="T52"><text:s text:c="2"/></text:span><text:span text:style-name="T51">xsi:noNamespaceSchemaLocation=</text:span></text:p>
              <text:p text:style-name="P34"><text:span text:style-name="T52"><text:s text:c="2"/></text:span><text:span text:style-name="T51">"http://www.ante.lv/lab01-music-serverside/data/persons.xsd"</text:span><text:span text:style-name="T50">&gt;</text:span></text:p>
            </text:list-header>
          </text:list>
          <text:list text:style-name="L3">
            <text:list-header>
              <text:p text:style-name="P33"><text:span text:style-name="T36">. . .</text:span></text:p>
              <text:p text:style-name="P33"><text:span text:style-name="T36">&lt;/persons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1.388cm" svg:x="1.201cm" svg:y="0.711cm" presentation:class="title" presentation:user-transformed="true">
          <draw:text-box>
            <text:p>XML validation</text:p>
          </draw:text-box>
        </draw:frame>
        <draw:frame presentation:style-name="pr3" draw:layer="layout" svg:width="26cm" svg:height="12.45cm" svg:x="1.2cm" svg:y="2.4cm" presentation:class="outline" presentation:user-transformed="true">
          <draw:text-box>
            <text:list text:style-name="L2">
              <text:list-item>
                <text:p><text:span text:style-name="T1">XML validation is used to ensure information in XML is correct according to business rules</text:span></text:p>
              </text:list-item>
              <text:list-item>
                <text:p><text:span text:style-name="T1">Invalid XML</text:span></text:p>
                <text:list>
                  <text:list-item>
                    <text:p><text:span text:style-name="T1">XML does not conform to XML syntax rules</text:span></text:p>
                  </text:list-item>
                </text:list>
              </text:list-item>
              <text:list-item>
                <text:p><text:span text:style-name="T1">Well formed XML</text:span></text:p>
                <text:list>
                  <text:list-item>
                    <text:p><text:span text:style-name="T1">XML conforms to syntax rules of XML, which are the same for all XML documents</text:span></text:p>
                  </text:list-item>
                </text:list>
              </text:list-item>
              <text:list-item>
                <text:p><text:span text:style-name="T1">Valid XML</text:span></text:p>
                <text:list>
                  <text:list-item>
                    <text:p><text:span text:style-name="T1">A valid document also respects the rules dictated by a particular DTD or XSD schema, according to the application-specific choices for particular schema</text:span></text:p>
                  </text:list-item>
                </text:list>
              </text:list-item>
              <text:list-item>
                <text:p><text:span text:style-name="T2">XML</text:span><text:span text:style-name="T1"> validator online </text:span><text:span text:style-name="T1"><text:a xlink:href="http://tools.decisionsoft.com/schemaValidate/" xlink:type="simple">http://tools.decisionsoft.com/schemaValidate/</text:a></text:span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2" draw:text-style-name="P3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49cm" svg:x="1.4cm" svg:y="0.627cm" presentation:class="title" presentation:user-transformed="true">
          <draw:text-box>
            <text:p>javax.xml. package</text:p>
          </draw:text-box>
        </draw:frame>
        <draw:frame presentation:style-name="pr9" draw:text-style-name="P37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5">Both SAX and DOM parsers are implemented in standard Java:</text:span></text:p>
              </text:list-item>
              <text:list-item>
                <text:p><text:span text:style-name="T35">SAX parser</text:span></text:p>
                <text:list>
                  <text:list-item>
                    <text:p><text:span text:style-name="T35">javax.xml.parsers.SAXParser</text:span></text:p>
                  </text:list-item>
                  <text:list-item>
                    <text:p><text:span text:style-name="T35">(actually) org.xml.sax.XMLReader</text:span></text:p>
                  </text:list-item>
                </text:list>
              </text:list-item>
              <text:list-item>
                <text:p><text:span text:style-name="T35">DOM parser</text:span></text:p>
                <text:list>
                  <text:list-item>
                    <text:p><text:span text:style-name="T35">javax.xml.parsers.DocumentBuil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8" presentation:class="page"/>
          <draw:frame presentation:style-name="pr2" draw:text-style-name="P3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DOM</text:span><text:span text:style-name="T1"><text:tab/></text:span></text:p>
          </draw:text-box>
        </draw:frame>
        <draw:frame presentation:style-name="pr3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2">DOM</text:span><text:span text:style-name="T1"> (</text:span><text:span text:style-name="T2">D</text:span><text:span text:style-name="T1">ocument</text:span><text:span text:style-name="T2"> O</text:span><text:span text:style-name="T1">bject </text:span><text:span text:style-name="T2">M</text:span><text:span text:style-name="T1">odel) — a cross-platform and language-independent convention for representing and interacting with objects in HTML, XHTML, and XML documents.</text:span></text:p>
              </text:list-item>
              <text:list-item>
                <text:p><text:span text:style-name="T1">JDOM is an </text:span><text:span text:style-name="T2">in-memory</text:span><text:span text:style-name="T1"> XML model that can be used to read, write, create and modify XML Documents.</text:span></text:p>
              </text:list-item>
              <text:list-item>
                <text:p><text:span text:style-name="T1">Benefits</text:span></text:p>
                <text:list>
                  <text:list-item>
                    <text:p><text:span text:style-name="T1">It allows to move in document tree up and down, get child elements and parent elements etc</text:span></text:p>
                  </text:list-item>
                  <text:list-item>
                    <text:p><text:span text:style-name="T1">Allows to add and remove sections in document tree</text:span></text:p>
                  </text:list-item>
                  <text:list-item>
                    <text:p><text:span text:style-name="T1">Allows to reorder elements etc.</text:span></text:p>
                  </text:list-item>
                </text:list>
              </text:list-item>
              <text:list-item>
                <text:p><text:span text:style-name="T1">Drawbacks</text:span></text:p>
                <text:list>
                  <text:list-item>
                    <text:p><text:span text:style-name="T1">Need to load all XML into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1" draw:layer="layout" svg:width="25.199cm" svg:height="1.849cm" svg:x="1.4cm" svg:y="0.627cm" presentation:class="title" presentation:user-transformed="true">
          <draw:text-box>
            <text:p><text:span text:style-name="T1">SAX</text:span></text:p>
          </draw:text-box>
        </draw:frame>
        <draw:frame presentation:style-name="pr3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AX</text:span><text:span text:style-name="T1"> (</text:span><text:span text:style-name="T2">S</text:span><text:span text:style-name="T1">imple </text:span><text:span text:style-name="T2">A</text:span><text:span text:style-name="T1">PI for </text:span><text:span text:style-name="T2">X</text:span><text:span text:style-name="T1">ML) <text:s/>is an event-driven online algorithm for parsing XML documents, with an API interface developed by the </text:span><text:span text:style-name="T2">XML-DEV</text:span><text:span text:style-name="T1"> mailing list.</text:span></text:p>
              </text:list-item>
              <text:list-item>
                <text:p><text:span text:style-name="T2">SAX</text:span><text:span text:style-name="T1"> parser traverses XML tree and sends events when gets some structure elements, for example:</text:span></text:p>
                <text:list>
                  <text:list-item>
                    <text:p><text:span text:style-name="T1">Start of the element</text:span></text:p>
                  </text:list-item>
                  <text:list-item>
                    <text:p><text:span text:style-name="T1">End of the element</text:span></text:p>
                  </text:list-item>
                  <text:list-item>
                    <text:p><text:span text:style-name="T1">Text</text:span></text:p>
                  </text:list-item>
                </text:list>
              </text:list-item>
              <text:list-item>
                <text:p><text:span text:style-name="T1">SAX parser only reports each parsing event as it happens, and everything except information of unclosed elements</text:span></text:p>
                <text:list>
                  <text:list-item>
                    <text:p><text:span text:style-name="T1">It is fast</text:span></text:p>
                  </text:list-item>
                  <text:list-item>
                    <text:p><text:span text:style-name="T1">Minimum memory required for a SAX parser is proportional to the maximum depth of the XML fi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family-generic="modern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Satura_20_rādītājs" style:display-name="Satura rādītājs" style:family="graphic">
      <style:paragraph-properties style:text-autospace="none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6T11:05:23</meta:creation-date>
    <dc:date>2025-01-28T11:52:44.907740724</dc:date>
    <meta:editing-duration>PT12H13M16S</meta:editing-duration>
    <meta:editing-cycles>56</meta:editing-cycles>
    <meta:generator>LibreOffice/7.6.7.2$Linux_X86_64 LibreOffice_project/60$Build-2</meta:generator>
    <dc:creator>Valdis Vītoliņš</dc:creator>
    <meta:document-statistic meta:object-count="157"/>
  </office:meta>
</office:document-meta>
</file>